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tantia" svg:font-family="Constant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26972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3ab43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3e22e"/>
    </style:style>
    <style:style style:name="T1" style:family="text">
      <style:text-properties style:font-name="Constantia" fo:font-size="12pt" style:font-size-asian="12pt"/>
    </style:style>
    <style:style style:name="T2" style:family="text">
      <style:text-properties style:font-name="Constantia" fo:font-size="12pt" officeooo:rsid="00126972" style:font-size-asian="12pt"/>
    </style:style>
    <style:style style:name="T3" style:family="text">
      <style:text-properties style:font-name="Constantia" fo:font-size="12pt" officeooo:rsid="0013ab43" style:font-size-asian="12pt"/>
    </style:style>
    <style:style style:name="T4" style:family="text">
      <style:text-properties style:font-name="Constantia" fo:font-size="12pt" officeooo:rsid="0013e22e" style:font-size-asian="12pt"/>
    </style:style>
    <style:style style:name="T5" style:family="text">
      <style:text-properties style:font-name="Constantia" fo:font-size="12pt" style:text-underline-style="solid" style:text-underline-width="auto" style:text-underline-color="font-color" style:font-size-asian="12pt"/>
    </style:style>
    <style:style style:name="T6" style:family="text">
      <style:text-properties style:font-name="Constantia" fo:font-size="12pt" style:text-underline-style="solid" style:text-underline-width="auto" style:text-underline-color="font-color" officeooo:rsid="00126972" style:font-size-asian="12pt"/>
    </style:style>
    <style:style style:name="T7" style:family="text">
      <style:text-properties style:font-name="Constantia" fo:font-size="12pt" style:text-underline-style="solid" style:text-underline-width="auto" style:text-underline-color="font-color" officeooo:rsid="0013e22e" style:font-size-asian="12pt"/>
    </style:style>
    <style:style style:name="T8" style:family="text">
      <style:text-properties style:font-name="Constantia" fo:font-size="12pt" style:text-underline-style="solid" style:text-underline-width="auto" style:text-underline-color="font-color" officeooo:rsid="0013ab43" style:font-size-asian="12pt"/>
    </style:style>
    <style:style style:name="T9" style:family="text">
      <style:text-properties style:font-name="Constantia" fo:font-size="12pt" style:text-underline-style="none" officeooo:rsid="00126972" style:font-size-asian="12pt"/>
    </style:style>
    <style:style style:name="T10" style:family="text">
      <style:text-properties style:font-name="Constantia" fo:font-size="12pt" style:text-underline-style="none" officeooo:rsid="0013e22e" style:font-size-asian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ABLAS: </text:span></text:p>
      <text:p text:style-name="P1"><text:span text:style-name="T1"><text:s/></text:span></text:p>
      <text:p text:style-name="P1"><text:span text:style-name="T1">Sedes (</text:span><text:span text:style-name="T6">ID_SEDE</text:span><text:span text:style-name="T2">, nro_sede</text:span><text:span text:style-name="T1">, id_directivos, descripción, teléfono, calle-nro) <text:s/></text:span></text:p>
      <text:p text:style-name="P1"><text:span text:style-name="T1"><text:s/></text:span></text:p>
      <text:p text:style-name="P2"><text:span text:style-name="T1">Personas (</text:span><text:span text:style-name="T7">DNI</text:span><text:span text:style-name="T1">, nombre_completo, calle-nro-piso-depto) <text:s/></text:span></text:p>
      <text:p text:style-name="P2"><text:span text:style-name="T1"/></text:p>
      <text:p text:style-name="P2"><text:span text:style-name="T1">Afiliados (</text:span><text:span text:style-name="T7">ID_AFILIADO</text:span><text:span text:style-name="T4">, </text:span><text:span text:style-name="T10">dni*</text:span><text:span text:style-name="T1">, nro_afiliado, email, fecha_de_afiliación) <text:s/></text:span></text:p>
      <text:p text:style-name="P2"><text:span text:style-name="T1"/></text:p>
      <text:p text:style-name="P2"><text:span text:style-name="T1">Directivos (</text:span><text:span text:style-name="T6">ID_</text:span><text:span text:style-name="T7">DIRECTIVO</text:span><text:span text:style-name="T1">, </text:span><text:span text:style-name="T4">id_afiliado*,</text:span><text:span text:style-name="T1"> <text:s/>fecha_inicio_cargo) <text:s/></text:span></text:p>
      <text:p text:style-name="P2"><text:span text:style-name="T1"/></text:p>
      <text:p text:style-name="P4"><text:span text:style-name="T1">Jugadores (</text:span><text:span text:style-name="T6">ID_</text:span><text:span text:style-name="T7">JUGADOR,</text:span><text:span text:style-name="T10"> dni</text:span><text:span text:style-name="T1">)</text:span></text:p>
      <text:p text:style-name="P4"><text:span text:style-name="T1"/></text:p>
      <text:p text:style-name="P4"><text:span text:style-name="T1">Componen (</text:span><text:span text:style-name="T5">ID_COMPONEN</text:span><text:span text:style-name="T1">, nombre, </text:span><text:span text:style-name="T4">id_jugador*</text:span><text:span text:style-name="T1">) <text:s/></text:span></text:p>
      <text:p text:style-name="P4"><text:span text:style-name="T1"/></text:p>
      <text:p text:style-name="P4"><text:span text:style-name="T1">Equipos (</text:span><text:span text:style-name="T6">ID_EQUIPO</text:span><text:span text:style-name="T2">, nombre</text:span><text:span text:style-name="T1">, color_remera) <text:s/></text:span></text:p>
      <text:p text:style-name="P4"><text:span text:style-name="T1"/></text:p>
      <text:p text:style-name="P4"><text:span text:style-name="T1">Torneos (</text:span><text:span text:style-name="T8">ID_TORNEO</text:span><text:span text:style-name="T3">, nombre</text:span><text:span text:style-name="T1">, año_realización, tipo, id_jugador,</text:span><text:span text:style-name="T4"> id_equipo</text:span><text:span text:style-name="T1">) <text:s text:c="3"/></text:span></text:p>
      <text:p text:style-name="P2"><text:span text:style-name="T1"/></text:p>
      <text:p text:style-name="P1"><text:span text:style-name="T1">Partidos (</text:span><text:span text:style-name="T5">ID_PARTIDO</text:span><text:span text:style-name="T1">, </text:span><text:span text:style-name="T4">id</text:span><text:span text:style-name="T1">_sede*, fecha, hora, id_torneo*) <text:s/></text:span></text:p>
      <text:p text:style-name="P1"><text:span text:style-name="T1"/></text:p>
      <text:p text:style-name="P3"><text:span text:style-name="T1">Jugadores_Partidos (</text:span><text:span text:style-name="T5">ID_</text:span><text:span text:style-name="T8">JUGADORES_PARTIDOS</text:span><text:span text:style-name="T1">, id_partido*, id_jugador*, puesto) <text:s/></text:span></text:p>
      <text:p text:style-name="P3"><text:span text:style-name="T1"/></text:p>
      <text:p text:style-name="P3"><text:span text:style-name="T1">Equipos_Partidos (</text:span><text:span text:style-name="T5">ID_</text:span><text:span text:style-name="T8">EQUIPOS_PARTIDOS</text:span><text:span text:style-name="T1">, id_partido*, </text:span><text:span text:style-name="T4">id_equipo*</text:span><text:span text:style-name="T1">, puesto) <text:s/></text:span></text:p>
      <text:p text:style-name="P1"><text:span text:style-name="T1"><text:s/></text:span></text:p>
      <text:p text:style-name="P1"><text:span text:style-name="T1"/></text:p>
      <text:p text:style-name="P1"><text:span text:style-name="T1"><text:s text:c="2"/></text:span></text:p>
      <text:p text:style-name="P1"><text:span text:style-name="T1">Personas_teléfonos (ID_PERSONAS_TELÉFONOS, </text:span><text:span text:style-name="T3">id_persona*</text:span><text:span text:style-name="T1">, teléfonos) <text:s/></text:span></text:p>
      <text:p text:style-name="P1"><text:span text:style-name="T1"/></text:p>
      <text:p text:style-name="P3"><text:span text:style-name="T1">Teléfonos (TELÉFONOS) </text:span></text:p>
      <text:p text:style-name="P1"><text:span text:style-name="T1"><text:s/></text:span></text:p>
      <text:p text:style-name="Standard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tantia" svg:font-family="Constant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MS Mincho" style:font-size-asian="10.5pt" style:language-asian="ja" style:country-asian="JP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MS Mincho" style:font-size-asian="10.5pt" style:language-asian="ja" style:country-asian="JP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30T20:12:29.452000000</meta:creation-date>
    <dc:date>2021-09-30T20:43:23.887000000</dc:date>
    <meta:editing-duration>PT10M33S</meta:editing-duration>
    <meta:editing-cycles>3</meta:editing-cycles>
    <meta:generator>LibreOffice/7.2.1.2$Windows_X86_64 LibreOffice_project/87b77fad49947c1441b67c559c339af8f3517e22</meta:generator>
    <meta:document-statistic meta:table-count="0" meta:image-count="0" meta:object-count="0" meta:page-count="1" meta:paragraph-count="19" meta:word-count="62" meta:character-count="771" meta:non-whitespace-character-count="690"/>
  </office:meta>
</office:document-meta>
</file>